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93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4" style:family="table-cell" style:parent-style-name="Default" style:data-style-name="N99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List Box 1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share" xlink:type="simple"/>
              </office:event-listeners>
            </form:button>
          </form:form>
        </office:forms>
        <table:shapes>
          <draw:control draw:z-index="0" draw:text-style-name="P1" svg:width="0.8748in" svg:height="0.1921in" svg:x="1.2862in" svg:y="1.1012in" draw:control="control1"/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s://beta.ccardemo.tech/chat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The Python version is 3.4.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usr/bin/python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Finished processing login</text:p>
          </table:table-cell>
          <table:table-cell table:number-columns-repeated="9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5">
          <table:table-cell table:number-columns-repeated="12"/>
        </table:table-row>
        <table:table-row table:style-name="ro2">
          <table:table-cell office:value-type="string" calcext:value-type="string">
            <text:p>Note: Please dont rearrange the built-in fields on this sheet. Add a different sheet to do anything specific to your needs. Or give us a shout: we will add them for you.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fter user name</text:p>
          </table:table-cell>
          <table:table-cell table:number-columns-repeated="11"/>
        </table:table-row>
        <table:table-row table:style-name="ro2" table:number-rows-repeated="4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3" table:number-columns-spanned="12" table:number-rows-spanned="1"/>
          <table:covered-table-cell table:number-columns-repeated="11"/>
        </table:table-row>
      </table:table>
      <table:table table:name="portfolio_analysis_sheet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23:43:12.705511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6-08T00:16:37.944210000</dc:date>
    <meta:editing-duration>PT13H58M20S</meta:editing-duration>
    <meta:editing-cycles>30</meta:editing-cycles>
    <meta:generator>LibreOffice/4.2.8.2$Linux_X86_64 LibreOffice_project/420m0$Build-2</meta:generator>
    <meta:document-statistic meta:table-count="3" meta:cell-count="18" meta:object-count="2"/>
  </office:meta>
</office:document-meta>
</file>